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e54fd" officeooo:paragraph-rsid="000e54fd"/>
    </style:style>
    <style:style style:name="P2" style:family="paragraph" style:parent-style-name="Standard">
      <style:text-properties officeooo:rsid="000aead1" officeooo:paragraph-rsid="000aead1"/>
    </style:style>
    <style:style style:name="P3" style:family="paragraph" style:parent-style-name="Standard">
      <style:text-properties officeooo:rsid="000b210a" officeooo:paragraph-rsid="000b210a"/>
    </style:style>
    <style:style style:name="P4" style:family="paragraph" style:parent-style-name="Standard">
      <style:text-properties officeooo:rsid="000bb48b" officeooo:paragraph-rsid="000bb48b"/>
    </style:style>
    <style:style style:name="P5" style:family="paragraph" style:parent-style-name="Text_20_body">
      <style:text-properties officeooo:paragraph-rsid="000bb48b"/>
    </style:style>
    <style:style style:name="P6" style:family="paragraph" style:parent-style-name="Text_20_body">
      <style:text-properties officeooo:rsid="000bb48b" officeooo:paragraph-rsid="000bb48b"/>
    </style:style>
    <style:style style:name="P7" style:family="paragraph" style:parent-style-name="Text_20_body">
      <style:text-properties officeooo:rsid="000e9c56" officeooo:paragraph-rsid="000e9c56"/>
    </style:style>
    <style:style style:name="T1" style:family="text">
      <style:text-properties officeooo:rsid="000bb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ographie et WebGL</text:p>
      <text:p text:style-name="Subtitle">Cahier des charges</text:p>
      <text:p text:style-name="P2"/>
      <text:h text:style-name="Heading_20_1" text:outline-level="1">Objectif de projet : </text:h>
      <text:p text:style-name="P3">L'objectif de ce projet est la modélisation en 3D et en WebGL du système solaire. </text:p>
      <text:p text:style-name="P3">Pour ce faire il faudra modéliser les 8 planètes du système solaire, quelques satellites important (la lune, Deimos, Phobos, etc), et d'éventuelle planète naine (Par exemple : Pluton) <text:span text:style-name="T1">et le Soleil. </text:span></text:p>
      <text:p text:style-name="P3"/>
      <text:p text:style-name="P3">Chacun de ces objets <text:span text:style-name="T1">aura une texture appliquée et devra tourner autour du bon objet. L'utilisateur aura la possibilité de pivoter la caméra afin de voir le système sous différents angles de vue. </text:span></text:p>
      <text:p text:style-name="P3"/>
      <text:p text:style-name="P4">Une fois cette partie faite, on cherchera a offrir la possibilité à l'utilisateur de choisir un objet du système sur lequel on concentrera la vue. Pour se faire on cherchera à créer une animation de déplacement depuis notre point de départ vers notre point d'arriver qui soit agréable. <text:s/></text:p>
      <text:p text:style-name="P4"/>
      <text:p text:style-name="P4">Une fois les deux tâches précédentes exécuté une skybox sera ajouté afin de donner un emballage plus joli au produit final.</text:p>
      <text:h text:style-name="Heading_20_1" text:outline-level="1">Description fonctionnel : </text:h>
      <text:h text:style-name="Heading_20_2" text:outline-level="2">Objectif principaux : </text:h>
      <text:p text:style-name="P2">- <text:span text:style-name="T1">Modélisation du soleil.</text:span></text:p>
      <text:p text:style-name="P2">- <text:span text:style-name="T1">Modélisation des planètes.</text:span></text:p>
      <text:p text:style-name="P2">- <text:span text:style-name="T1">Modélisation des satellites importants.</text:span></text:p>
      <text:p text:style-name="P2">- <text:span text:style-name="T1">Modélisation des planètes naines.</text:span></text:p>
      <text:p text:style-name="P2">- <text:span text:style-name="T1">Application des textures. </text:span></text:p>
      <text:p text:style-name="P2">- <text:span text:style-name="T1">Mise en place des objets et modélisation des orbites.</text:span></text:p>
      <text:p text:style-name="P2">- <text:span text:style-name="T1">Mise en place des interactions de la souris pour faire tourner notre système. </text:span></text:p>
      <text:h text:style-name="Heading_20_2" text:outline-level="2">Objectif secondaire :</text:h>
      <text:p text:style-name="P5">- <text:span text:style-name="T1">Choix d'un objet sur lequel mettre le focus à l'aide d'une liste déroulante.</text:span></text:p>
      <text:p text:style-name="P5">- <text:span text:style-name="T1">Animation de déplacement.</text:span></text:p>
      <text:p text:style-name="P5">- <text:span text:style-name="T1">Mise en place d'une skybox. </text:span><text:s/></text:p>
      <text:h text:style-name="Heading_20_1" text:outline-level="1">Contrainte : </text:h>
      <text:p text:style-name="P6">Utilisation de WebGL et donc de HTML5, JS, et CSS. </text:p>
      <text:p text:style-name="P6"/>
      <text:p text:style-name="P7">Kerball space programme 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54fd" officeooo:paragraph-rsid="000e5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d'infographie<text:tab/>Sommer Nicolas<text:tab/>INF3-dl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6-11-08T12:58:16.681769645</meta:creation-date>
    <dc:date>2016-11-16T09:59:35.854760732</dc:date>
    <dc:creator>Nicolas </dc:creator>
    <meta:editing-duration>PT18M3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25" meta:word-count="257" meta:character-count="1575" meta:non-whitespace-character-count="1328"/>
  </office:meta>
</office:document-meta>
</file>